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/>
    </style:style>
    <style:style style:name="P2" style:family="paragraph" style:parent-style-name="Text_20_body" style:list-style-name="L12">
      <style:paragraph-properties>
        <style:tab-stops>
          <style:tab-stop style:position="1.27cm"/>
        </style:tab-stops>
      </style:paragraph-properties>
      <style:text-properties officeooo:paragraph-rsid="000e920b"/>
    </style:style>
    <style:style style:name="P3" style:family="paragraph" style:parent-style-name="Text_20_body" style:list-style-name="L32">
      <style:paragraph-properties>
        <style:tab-stops>
          <style:tab-stop style:position="1.27cm"/>
        </style:tab-stops>
      </style:paragraph-properties>
      <style:text-properties officeooo:paragraph-rsid="0010ba56"/>
    </style:style>
    <style:style style:name="P4" style:family="paragraph" style:parent-style-name="Text_20_body" style:list-style-name="L35">
      <style:paragraph-properties>
        <style:tab-stops>
          <style:tab-stop style:position="1.27cm"/>
        </style:tab-stops>
      </style:paragraph-properties>
      <style:text-properties officeooo:paragraph-rsid="0010ba56"/>
    </style:style>
    <style:style style:name="P5" style:family="paragraph" style:parent-style-name="Text_20_body" style:list-style-name="L4">
      <style:paragraph-properties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6" style:family="paragraph" style:parent-style-name="Text_20_body" style:list-style-name="L4">
      <style:paragraph-properties>
        <style:tab-stops>
          <style:tab-stop style:position="1.27cm"/>
        </style:tab-stops>
      </style:paragraph-properties>
      <style:text-properties officeooo:rsid="000e920b" officeooo:paragraph-rsid="000f99c7"/>
    </style:style>
    <style:style style:name="P7" style:family="paragraph" style:parent-style-name="Text_20_body" style:list-style-name="L4">
      <style:paragraph-properties>
        <style:tab-stops>
          <style:tab-stop style:position="1.27cm"/>
        </style:tab-stops>
      </style:paragraph-properties>
      <style:text-properties officeooo:rsid="000e920b" officeooo:paragraph-rsid="0010ba56"/>
    </style:style>
    <style:style style:name="P8" style:family="paragraph" style:parent-style-name="Text_20_body" style:list-style-name="L6">
      <style:paragraph-properties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9" style:family="paragraph" style:parent-style-name="Text_20_body" style:list-style-name="L7">
      <style:paragraph-properties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10" style:family="paragraph" style:parent-style-name="Text_20_body" style:list-style-name="L4">
      <style:paragraph-properties>
        <style:tab-stops>
          <style:tab-stop style:position="1.27cm"/>
        </style:tab-stops>
      </style:paragraph-properties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9">
      <style:paragraph-properties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12" style:family="paragraph" style:parent-style-name="Text_20_body" style:list-style-name="L18">
      <style:paragraph-properties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13" style:family="paragraph" style:parent-style-name="Text_20_body" style:list-style-name="L22">
      <style:paragraph-properties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14" style:family="paragraph" style:parent-style-name="Text_20_body" style:list-style-name="L25">
      <style:paragraph-properties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15" style:family="paragraph" style:parent-style-name="Text_20_body" style:list-style-name="L43">
      <style:paragraph-properties>
        <style:tab-stops>
          <style:tab-stop style:position="1.27cm"/>
        </style:tab-stops>
      </style:paragraph-properties>
      <style:text-properties officeooo:rsid="0010ba56" officeooo:paragraph-rsid="0010ba56"/>
    </style:style>
    <style:style style:name="P16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rsid="000e920b" officeooo:paragraph-rsid="000f99c7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rsid="000e920b" officeooo:paragraph-rsid="0010ba56"/>
    </style:style>
    <style:style style:name="P18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0f99c7"/>
    </style:style>
    <style:style style:name="P19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10ba56"/>
    </style:style>
    <style:style style:name="P20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font-style="normal" fo:font-weight="normal" officeooo:rsid="000e920b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font-size="14pt" fo:font-weight="bold" officeooo:rsid="000e920b" officeooo:paragraph-rsid="000f99c7" style:font-size-asian="12pt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font-size="14pt" fo:font-weight="bold" officeooo:rsid="000e920b" officeooo:paragraph-rsid="0010ba56" style:font-size-asian="12pt" style:font-weight-asian="bold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rsid="0010ba56" officeooo:paragraph-rsid="0010ba56"/>
    </style:style>
    <style:style style:name="P24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0e920b"/>
    </style:style>
    <style:style style:name="P25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0f99c7"/>
    </style:style>
    <style:style style:name="P26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10ba56"/>
    </style:style>
    <style:style style:name="P27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28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fo:font-size="14pt" fo:font-weight="bold" officeooo:rsid="000e920b" officeooo:paragraph-rsid="000e920b" style:font-size-asian="12pt" style:font-weight-asian="bold" style:font-weight-complex="bold"/>
    </style:style>
    <style:style style:name="P29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30" style:family="paragraph" style:parent-style-name="Text_20_body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31" style:family="paragraph" style:parent-style-name="Text_20_body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4pt" fo:font-weight="bold" officeooo:rsid="000e920b" officeooo:paragraph-rsid="000e920b" style:font-size-asian="12pt" style:font-weight-asian="bold" style:font-weight-complex="bold"/>
    </style:style>
    <style:style style:name="P32" style:family="paragraph" style:parent-style-name="Heading_20_2">
      <style:text-properties officeooo:paragraph-rsid="000e920b"/>
    </style:style>
    <style:style style:name="P33" style:family="paragraph" style:parent-style-name="Heading_20_2" style:list-style-name="L4">
      <style:text-properties style:font-name="Times New Roman" fo:font-size="12pt" fo:font-style="normal" fo:font-weight="normal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2" style:list-style-name="L4">
      <style:text-properties style:font-name="Times New Roman" fo:font-size="12pt" fo:font-style="normal" fo:font-weight="normal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2" style:list-style-name="L4">
      <style:text-properties style:font-name="Times New Roman" fo:font-size="12pt" fo:font-style="normal" fo:font-weight="normal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2" style:list-style-name="L4"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2" style:list-style-name="L8"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2"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2">
      <style:text-properties style:font-name="Times New Roman" fo:font-size="12pt" fo:font-style="normal" fo:font-weight="normal" officeooo:rsid="000e920b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Heading_20_2" style:list-style-name="L12">
      <style:text-properties style:font-name="Times New Roman" fo:font-size="12pt" fo:font-style="normal" fo:font-weight="normal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2" style:list-style-name="L14">
      <style:text-properties style:font-name="Times New Roman" fo:font-size="12pt" fo:font-style="normal" fo:font-weight="normal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2" style:list-style-name="L10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2" style:list-style-name="L15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2" style:list-style-name="L21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Heading_20_2" style:list-style-name="L24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2" style:list-style-name="L29">
      <style:text-properties style:font-name="Times New Roman" fo:font-size="12pt" fo:font-style="normal" fo:font-weight="normal" officeooo:rsid="0010ba56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2" style:list-style-name="L34">
      <style:text-properties style:font-name="Times New Roman" fo:font-size="12pt" fo:font-style="normal" fo:font-weight="normal" officeooo:rsid="0010ba56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2">
      <style:text-properties fo:font-weight="bold" officeooo:rsid="000f99c7" officeooo:paragraph-rsid="000f99c7" style:font-weight-asian="bold" style:font-weight-complex="bold"/>
    </style:style>
    <style:style style:name="P49" style:family="paragraph" style:parent-style-name="Heading_20_2">
      <style:text-properties officeooo:paragraph-rsid="000f99c7"/>
    </style:style>
    <style:style style:name="P50" style:family="paragraph" style:parent-style-name="Heading_20_2">
      <style:text-properties officeooo:rsid="000f99c7" officeooo:paragraph-rsid="000f99c7"/>
    </style:style>
    <style:style style:name="P51" style:family="paragraph" style:parent-style-name="Heading_20_2" style:list-style-name="L23">
      <style:text-properties officeooo:rsid="000f99c7" officeooo:paragraph-rsid="000f99c7"/>
    </style:style>
    <style:style style:name="P52" style:family="paragraph" style:parent-style-name="Heading_20_2" style:list-style-name="L26">
      <style:text-properties officeooo:rsid="000f99c7" officeooo:paragraph-rsid="000f99c7"/>
    </style:style>
    <style:style style:name="P53" style:family="paragraph" style:parent-style-name="Heading_20_2">
      <style:text-properties officeooo:rsid="000f99c7" officeooo:paragraph-rsid="0010ba56"/>
    </style:style>
    <style:style style:name="P54" style:family="paragraph" style:parent-style-name="Heading_20_2" style:list-style-name="L20">
      <style:text-properties officeooo:paragraph-rsid="000f99c7"/>
    </style:style>
    <style:style style:name="P55" style:family="paragraph" style:parent-style-name="Heading_20_2" style:list-style-name="L27">
      <style:text-properties officeooo:paragraph-rsid="000f99c7"/>
    </style:style>
    <style:style style:name="P56" style:family="paragraph" style:parent-style-name="Heading_20_2">
      <style:text-properties officeooo:paragraph-rsid="0010ba56"/>
    </style:style>
    <style:style style:name="P57" style:family="paragraph" style:parent-style-name="Heading_20_2" style:list-style-name="L28">
      <style:text-properties officeooo:paragraph-rsid="0010ba56"/>
    </style:style>
    <style:style style:name="P58" style:family="paragraph" style:parent-style-name="Heading_20_2">
      <style:text-properties officeooo:rsid="0010ba56" officeooo:paragraph-rsid="0010ba56"/>
    </style:style>
    <style:style style:name="P59" style:family="paragraph" style:parent-style-name="Heading_20_2" style:list-style-name="L31">
      <style:text-properties officeooo:rsid="0010ba56" officeooo:paragraph-rsid="0010ba56"/>
    </style:style>
    <style:style style:name="P60" style:family="paragraph" style:parent-style-name="Heading_20_2" style:list-style-name="L36">
      <style:text-properties officeooo:rsid="0010ba56" officeooo:paragraph-rsid="0010ba56"/>
    </style:style>
    <style:style style:name="P61" style:family="paragraph" style:parent-style-name="Heading_20_2" style:list-style-name="L33">
      <style:text-properties officeooo:paragraph-rsid="0010ba56"/>
    </style:style>
    <style:style style:name="P62" style:family="paragraph" style:parent-style-name="Heading_20_2" style:list-style-name="L37">
      <style:text-properties officeooo:paragraph-rsid="0010ba56"/>
    </style:style>
    <style:style style:name="P63" style:family="paragraph" style:parent-style-name="Heading_20_2" style:list-style-name="L41">
      <style:text-properties officeooo:paragraph-rsid="0010ba56"/>
    </style:style>
    <style:style style:name="P64" style:family="paragraph" style:parent-style-name="Heading_20_1">
      <style:text-properties officeooo:paragraph-rsid="000e920b"/>
    </style:style>
    <style:style style:name="P65" style:family="paragraph" style:parent-style-name="Heading_20_1">
      <style:text-properties officeooo:paragraph-rsid="000f99c7"/>
    </style:style>
    <style:style style:name="P66" style:family="paragraph" style:parent-style-name="Heading_20_1">
      <style:text-properties officeooo:paragraph-rsid="0010ba56"/>
    </style:style>
    <style:style style:name="P67" style:family="paragraph" style:parent-style-name="Heading_20_1" style:master-page-name="Standard">
      <style:paragraph-properties style:page-number="auto"/>
    </style:style>
    <style:style style:name="P68" style:family="paragraph" style:parent-style-name="Heading_20_1" style:master-page-name="Standard">
      <style:paragraph-properties style:page-number="auto"/>
      <style:text-properties officeooo:paragraph-rsid="000e920b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0e920b" style:font-weight-asian="normal"/>
    </style:style>
    <style:style style:name="T3" style:family="text">
      <style:text-properties officeooo:rsid="000e920b"/>
    </style:style>
    <style:style style:name="T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/>
    </style:style>
    <style:style style:name="T5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fo:font-weight="normal" officeooo:rsid="000f99c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size="12pt" fo:font-style="normal" fo:font-weight="normal" officeooo:rsid="0010ba5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 New Roman" fo:font-size="12pt" fo:font-style="normal" fo:font-weight="normal" officeooo:rsid="000f99c7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 New Roman" fo:font-size="12pt" fo:font-style="normal" fo:font-weight="normal" officeooo:rsid="0010ba5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officeooo:rsid="000f99c7"/>
    </style:style>
    <style:style style:name="T12" style:family="text">
      <style:text-properties fo:font-size="14pt" fo:font-weight="bold" officeooo:rsid="000e920b" style:font-size-asian="12pt" style:font-weight-asian="bold" style:font-weight-complex="bold"/>
    </style:style>
    <style:style style:name="T13" style:family="text">
      <style:text-properties officeooo:rsid="0010ba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USE CASE <text:span text:style-name="T3">1</text:span>: <text:span text:style-name="T3">Log In</text:span></text:p>
      <text:p text:style-name="P32">Actor<text:span text:style-name="T3">s:</text:span></text:p>
      <text:list xml:id="list1831494998" text:style-name="L4">
        <text:list-item>
          <text:p text:style-name="P33"><text:span text:style-name="T3">Primary</text:span></text:p>
          <text:list>
            <text:list-item>
              <text:p text:style-name="P10">Clerk/Manager</text:p>
            </text:list-item>
          </text:list>
        </text:list-item>
        <text:list-item>
          <text:p text:style-name="P36">Secondary</text:p>
          <text:list>
            <text:list-item>
              <text:p text:style-name="P5">Login Authentication System</text:p>
            </text:list-item>
          </text:list>
        </text:list-item>
      </text:list>
      <text:p text:style-name="Heading_20_2">Preconditions</text:p>
      <text:p text:style-name="P27">No preconditions</text:p>
      <text:p text:style-name="Heading_20_2">Postconditions</text:p>
      <text:list xml:id="list2055494386" text:style-name="L6">
        <text:list-item>
          <text:p text:style-name="P8">The primary actor is now logged into the system</text:p>
        </text:list-item>
      </text:list>
      <text:p text:style-name="Heading_20_2">Main Success Scenario</text:p>
      <text:p text:style-name="P24"><text:span text:style-name="T2">1. Clerk/Manager enters login details and presses submit</text:span></text:p>
      <text:p text:style-name="P24"><text:span text:style-name="T2">2. System passes login details to login authentication actor </text:span></text:p>
      <text:p text:style-name="P27"><text:span text:style-name="T1">3. Login authentication approves correct login</text:span></text:p>
      <text:p text:style-name="P27"><text:span text:style-name="T1">4. System logs in for the user</text:span></text:p>
      <text:p text:style-name="P27"><text:span text:style-name="T1">5. System information to client</text:span></text:p>
      <text:p text:style-name="P24"><text:span text:style-name="T2">6. Client displays information <text:s/></text:span></text:p>
      <text:p text:style-name="Heading_20_2">Exception Scenarios</text:p>
      <text:p text:style-name="P31">Login Authentication fails (3a)</text:p>
      <text:p text:style-name="P30"/>
      <text:p text:style-name="P27">1. Login authentication denies login</text:p>
      <text:p text:style-name="P27">2. System reboots login page</text:p>
      <text:p text:style-name="P27">3. System login page for user to client</text:p>
      <text:p text:style-name="P27">4. Client displays information <text:s/></text:p>
      <text:p text:style-name="P27"/>
      <text:p text:style-name="P28">System fails (2a)</text:p>
      <text:p text:style-name="P27"/>
      <text:p text:style-name="P30">1. System cannot be reached</text:p>
      <text:p text:style-name="P27">2. Client displays message saying system is down <text:s/></text:p>
      <text:p text:style-name="P1"/>
      <text:p text:style-name="P1"/>
      <text:p text:style-name="P68">USE CASE <text:span text:style-name="T3">2</text:span>: <text:span text:style-name="T3">Log Out</text:span></text:p>
      <text:p text:style-name="P32">Actor<text:span text:style-name="T3">s:</text:span></text:p>
      <text:list xml:id="list184924750916725" text:continue-list="list1831494998" text:style-name="L4">
        <text:list-item>
          <text:p text:style-name="P33"><text:span text:style-name="T3">Primary</text:span></text:p>
          <text:list>
            <text:list-item>
              <text:p text:style-name="P5"><text:span text:style-name="T5">Clerk/Manager</text:span></text:p>
            </text:list-item>
          </text:list>
        </text:list-item>
      </text:list>
      <text:p text:style-name="P32">Preconditions</text:p>
      <text:list xml:id="list4017117781" text:style-name="L14">
        <text:list-item>
          <text:p text:style-name="P41"><text:span text:style-name="T3">User is already logged in</text:span></text:p>
        </text:list-item>
      </text:list>
      <text:p text:style-name="P32">Postconditions</text:p>
      <text:list xml:id="list1968489551" text:style-name="L7">
        <text:list-item>
          <text:p text:style-name="P9">The primary actor is now logged out of the system</text:p>
        </text:list-item>
      </text:list>
      <text:p text:style-name="P32">Main Success Scenario</text:p>
      <text:p text:style-name="P27"><text:span text:style-name="T1">1. Clerk/Manager presses logout button</text:span></text:p>
      <text:p text:style-name="P27"><text:span text:style-name="T1">2. System logs the user out </text:span></text:p>
      <text:p text:style-name="P27"><text:span text:style-name="T1">3. System get login page</text:span></text:p>
      <text:p text:style-name="P27"><text:span text:style-name="T1">4. Client displays login page </text:span></text:p>
      <text:p text:style-name="P32">Exception Scenarios</text:p>
      <text:p text:style-name="P28">System fails (2a)</text:p>
      <text:p text:style-name="P27"/>
      <text:p text:style-name="P30">1. System cannot be reached</text:p>
      <text:p text:style-name="P24"><text:span text:style-name="T3">2. Client displays message saying system is down</text:span></text:p>
      <text:p text:style-name="P48">Assumptions</text:p>
      <text:list xml:id="list3001738708" text:style-name="L8">
        <text:list-item>
          <text:p text:style-name="P37">This assumes that the user is already logged into the system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4"><text:soft-page-break/>USE CASE <text:span text:style-name="T3">3</text:span>:<text:span text:style-name="T3"> Request Mail Delivery</text:span></text:p>
      <text:p text:style-name="P32">Actor<text:span text:style-name="T3">s:</text:span></text:p>
      <text:list xml:id="list184925788537388" text:continue-list="list184924750916725" text:style-name="L4">
        <text:list-item>
          <text:p text:style-name="P33"><text:span text:style-name="T3">Primary</text:span></text:p>
          <text:list>
            <text:list-item>
              <text:p text:style-name="P5"><text:span text:style-name="T5">Clerk/Manager</text:span></text:p>
            </text:list-item>
          </text:list>
        </text:list-item>
        <text:list-item>
          <text:p text:style-name="P5"><text:span text:style-name="T5">Secondary</text:span></text:p>
          <text:list>
            <text:list-item>
              <text:p text:style-name="P5"><text:span text:style-name="T5">Payment Authentication System</text:span></text:p>
            </text:list-item>
          </text:list>
        </text:list-item>
      </text:list>
      <text:p text:style-name="P32">Preconditions</text:p>
      <text:list xml:id="list1765357951" text:style-name="L12">
        <text:list-item>
          <text:p text:style-name="P40"><text:span text:style-name="T3">User is already logged into the system</text:span></text:p>
        </text:list-item>
        <text:list-item>
          <text:p text:style-name="P2"><text:span text:style-name="T3">User has all required information from the customer about the mail delivery</text:span></text:p>
        </text:list-item>
      </text:list>
      <text:p text:style-name="P32">Postconditions</text:p>
      <text:list xml:id="list3900674858" text:style-name="L9">
        <text:list-item>
          <text:p text:style-name="P11">Information has entered the system</text:p>
        </text:list-item>
        <text:list-item>
          <text:p text:style-name="P11">The mail is now ready for shipment</text:p>
        </text:list-item>
      </text:list>
      <text:p text:style-name="P32">Main Success Scenario</text:p>
      <text:p text:style-name="P29"><text:span text:style-name="T1">1. Actor adds all required information for a mail sale</text:span></text:p>
      <text:p text:style-name="P29"><text:span text:style-name="T1">2. System uses mail sale parameters to calculate cost</text:span></text:p>
      <text:p text:style-name="P29"><text:span text:style-name="T1">3. System passes back calculated cost</text:span></text:p>
      <text:p text:style-name="P29"><text:span text:style-name="T1">4. Actor uses cost to get customer to pay</text:span></text:p>
      <text:p text:style-name="P29"><text:span text:style-name="T1">5. Actor puts in payment information</text:span></text:p>
      <text:p text:style-name="P29"><text:span text:style-name="T1">6. System sends payment information to payment authentication</text:span></text:p>
      <text:p text:style-name="P29"><text:span text:style-name="T1">7. Payment authentication approves payment</text:span></text:p>
      <text:p text:style-name="P29"><text:span text:style-name="T1">8. System writes to log file</text:span></text:p>
      <text:p text:style-name="P29"><text:span text:style-name="T1">9. System recalculates business values</text:span></text:p>
      <text:p text:style-name="P29"><text:span text:style-name="T1">10. System sends approved message to client</text:span></text:p>
      <text:p text:style-name="P29"><text:span text:style-name="T1">11. Client displays approved message </text:span></text:p>
      <text:p text:style-name="P29"><text:span text:style-name="T1">12. Client goes back to homescreen </text:span></text:p>
      <text:p text:style-name="P32">Exception Scenarios</text:p>
      <text:p text:style-name="P28">System fails (2a)</text:p>
      <text:p text:style-name="P30"/>
      <text:p text:style-name="P30">1. System cannot be reached</text:p>
      <text:p text:style-name="P24"><text:span text:style-name="T3">2. Client displays message saying system is down</text:span></text:p>
      <text:p text:style-name="P24"/>
      <text:p text:style-name="P29"><text:soft-page-break/><text:span text:style-name="T12">Payment Authentication Fails (7a)</text:span></text:p>
      <text:p text:style-name="P29"><text:span text:style-name="T12"/></text:p>
      <text:p text:style-name="P29">1. Payment Authentication denies payment</text:p>
      <text:p text:style-name="P29">2. System informs client of denied request</text:p>
      <text:p text:style-name="P29">3. Client displays that the payment was denied</text:p>
      <text:p text:style-name="P29">4. User re-enters payment details (Main Scenario 5)</text:p>
      <text:p text:style-name="P29"/>
      <text:p text:style-name="P48">Assumptions</text:p>
      <text:list xml:id="list1457866835" text:style-name="L10">
        <text:list-item>
          <text:p text:style-name="P42">Assumes that the user is putting in the clients payment information</text:p>
        </text:list-item>
        <text:list-item>
          <text:p text:style-name="P42">Assumes that no other action is needed once approving the payment information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5"><text:soft-page-break/>USE CASE <text:span text:style-name="T13">4</text:span>:<text:span text:style-name="T3"> Complete Delivery</text:span></text:p>
      <text:p text:style-name="P49">Actor<text:span text:style-name="T3">s:</text:span></text:p>
      <text:list xml:id="list184925423181040" text:continue-list="list184925788537388" text:style-name="L4">
        <text:list-item>
          <text:p text:style-name="P34"><text:span text:style-name="T3">Primary</text:span></text:p>
          <text:list>
            <text:list-item>
              <text:p text:style-name="P6"><text:span text:style-name="T5">Clerk/Manager</text:span></text:p>
            </text:list-item>
          </text:list>
        </text:list-item>
      </text:list>
      <text:p text:style-name="P49">Preconditions</text:p>
      <text:list xml:id="list376376437" text:style-name="L15">
        <text:list-item>
          <text:p text:style-name="P43"><text:s/>The delivery is complete and we are just letting the system know that it is complete</text:p>
        </text:list-item>
      </text:list>
      <text:p text:style-name="P49">Postconditions</text:p>
      <text:list xml:id="list234207143" text:style-name="L18">
        <text:list-item>
          <text:p text:style-name="P12">Up to date business figures</text:p>
        </text:list-item>
        <text:list-item>
          <text:p text:style-name="P12">The event is logged within the log file</text:p>
        </text:list-item>
      </text:list>
      <text:p text:style-name="P49">Main Success Scenario</text:p>
      <text:p text:style-name="P50"><text:span text:style-name="T4">1. User selects job that has been completed </text:span></text:p>
      <text:p text:style-name="P50"><text:span text:style-name="T4">2. System calculates cost of delivery</text:span></text:p>
      <text:p text:style-name="P50"><text:span text:style-name="T4">3. System updates business figures</text:span></text:p>
      <text:p text:style-name="P50"><text:span text:style-name="T4">4. System logs the event within log file</text:span></text:p>
      <text:p text:style-name="P50"><text:span text:style-name="T4">5. System sends approved message to client</text:span></text:p>
      <text:p text:style-name="P50"><text:span text:style-name="T4">6. Client displays approved message</text:span></text:p>
      <text:p text:style-name="P50"><text:span text:style-name="T4">7. Client goes back to homescreen</text:span></text:p>
      <text:p text:style-name="P49">Exception Scenarios</text:p>
      <text:p text:style-name="P21">System fails (2a)</text:p>
      <text:p text:style-name="P21"/>
      <text:p text:style-name="P16">1. System cannot be reached</text:p>
      <text:p text:style-name="P18"><text:span text:style-name="T3">2. Client displays message saying system is down</text:span></text:p>
      <text:p text:style-name="P25"/>
      <text:p text:style-name="P50">Assumptions</text:p>
      <text:list xml:id="list883179320" text:style-name="L20">
        <text:list-item>
          <text:p text:style-name="P54"><text:span text:style-name="T9">Assuming the clerk can tell when the delivery is complete</text:span></text:p>
        </text:list-item>
      </text:list>
      <text:p text:style-name="P20"/>
      <text:p text:style-name="P38"/>
      <text:p text:style-name="P65"><text:soft-page-break/>USE CASE <text:span text:style-name="T13">5</text:span>:<text:span text:style-name="T3"> Update Customer Cost</text:span></text:p>
      <text:p text:style-name="P49">Actor<text:span text:style-name="T3">s:</text:span></text:p>
      <text:list xml:id="list184924714304777" text:continue-list="list184925423181040" text:style-name="L4">
        <text:list-item>
          <text:p text:style-name="P34"><text:span text:style-name="T3">Primary</text:span></text:p>
          <text:list>
            <text:list-item>
              <text:p text:style-name="P6"><text:span text:style-name="T5">Clerk/Manager</text:span></text:p>
            </text:list-item>
          </text:list>
        </text:list-item>
      </text:list>
      <text:p text:style-name="P49">Preconditions</text:p>
      <text:list xml:id="list2114904946" text:style-name="L21">
        <text:list-item>
          <text:p text:style-name="P44">The primary actor must be logged into the system.</text:p>
        </text:list-item>
      </text:list>
      <text:p text:style-name="P49">Postconditions</text:p>
      <text:list xml:id="list3230968805" text:style-name="L22">
        <text:list-item>
          <text:p text:style-name="P13">Customer cost has been updated.</text:p>
        </text:list-item>
      </text:list>
      <text:p text:style-name="P49">Main Success Scenario</text:p>
      <text:p text:style-name="P50"><text:span text:style-name="T4">1. Clerk/Manager enters new customer costs and submits. </text:span></text:p>
      <text:p text:style-name="P50"><text:span text:style-name="T4">2. System confirms</text:span></text:p>
      <text:p text:style-name="P50"><text:span text:style-name="T4">3. System logs event.</text:span></text:p>
      <text:p text:style-name="P50"><text:span text:style-name="T4">4. System sends information to client.</text:span></text:p>
      <text:p text:style-name="P50"><text:span text:style-name="T4">5. Client displays information.</text:span></text:p>
      <text:p text:style-name="P49">Exception Scenarios</text:p>
      <text:p text:style-name="P21">System fails (2a)</text:p>
      <text:p text:style-name="P21"/>
      <text:p text:style-name="P16">1. System cannot be reached</text:p>
      <text:p text:style-name="P18"><text:span text:style-name="T3">2. Client displays message saying system is down</text:span></text:p>
      <text:p text:style-name="P25"/>
      <text:p text:style-name="P50">Assumptions</text:p>
      <text:list xml:id="list3386595421" text:style-name="L23">
        <text:list-item>
          <text:p text:style-name="P51"><text:span text:style-name="T8">Assuming that the customer cost information is correct</text:span></text:p>
        </text:list-item>
      </text:list>
      <text:p text:style-name="P50"><text:span text:style-name="T8"/></text:p>
      <text:p text:style-name="P50"><text:span text:style-name="T8"/></text:p>
      <text:p text:style-name="P50"><text:span text:style-name="T8"/></text:p>
      <text:p text:style-name="P50"><text:span text:style-name="T8"/></text:p>
      <text:p text:style-name="P39"/>
      <text:p text:style-name="P65"><text:soft-page-break/>USE CASE <text:span text:style-name="T13">6</text:span>:<text:span text:style-name="T3"> Update Transport Cost</text:span></text:p>
      <text:p text:style-name="P49">Actor<text:span text:style-name="T3">s:</text:span></text:p>
      <text:list xml:id="list184924814242041" text:continue-list="list184924714304777" text:style-name="L4">
        <text:list-item>
          <text:p text:style-name="P34"><text:span text:style-name="T3">Primary</text:span></text:p>
          <text:list>
            <text:list-item>
              <text:p text:style-name="P6"><text:span text:style-name="T5">Clerk/Manager</text:span></text:p>
            </text:list-item>
          </text:list>
        </text:list-item>
      </text:list>
      <text:p text:style-name="P49">Preconditions</text:p>
      <text:list xml:id="list4220100383" text:style-name="L27">
        <text:list-item>
          <text:p text:style-name="P55"><text:span text:style-name="T6">The primary actor must be logged into the system.</text:span></text:p>
        </text:list-item>
      </text:list>
      <text:list xml:id="list1862398083" text:style-name="L24">
        <text:list-item>
          <text:p text:style-name="P45">Primary actor knows the details of new transport cost. <text:s text:c="2"/></text:p>
        </text:list-item>
      </text:list>
      <text:p text:style-name="P49">Postconditions</text:p>
      <text:list xml:id="list1294186698" text:style-name="L25">
        <text:list-item>
          <text:p text:style-name="P14">Transport cost has been updated.</text:p>
        </text:list-item>
      </text:list>
      <text:p text:style-name="P49">Main Success Scenario</text:p>
      <text:p text:style-name="P53"><text:span text:style-name="T4">1. Clerk/Manager enters new transport costs and submits. </text:span></text:p>
      <text:p text:style-name="P53"><text:span text:style-name="T4">2. System confirms</text:span></text:p>
      <text:p text:style-name="P50"><text:span text:style-name="T4">3. System logs event.</text:span></text:p>
      <text:p text:style-name="P53"><text:span text:style-name="T4">4. System sends information to client.</text:span></text:p>
      <text:p text:style-name="P53"><text:span text:style-name="T4">5. Client displays information. </text:span></text:p>
      <text:p text:style-name="P49">Exception Scenarios</text:p>
      <text:p text:style-name="P21">System fails (2a)</text:p>
      <text:p text:style-name="P21"/>
      <text:p text:style-name="P16">1. System cannot be reached</text:p>
      <text:p text:style-name="P18"><text:span text:style-name="T3">2. Client displays message saying system is down</text:span></text:p>
      <text:p text:style-name="P25"/>
      <text:p text:style-name="P50">Assumptions</text:p>
      <text:list xml:id="list440159979" text:style-name="L26">
        <text:list-item>
          <text:p text:style-name="P52"><text:span text:style-name="T8">Assuming that the customer </text:span><text:span text:style-name="T10">transport</text:span><text:span text:style-name="T8"> information is correct</text:span></text:p>
        </text:list-item>
      </text:list>
      <text:p text:style-name="P50"><text:span text:style-name="T8"/></text:p>
      <text:p text:style-name="P50"><text:span text:style-name="T8"/></text:p>
      <text:p text:style-name="P50"><text:span text:style-name="T8"/></text:p>
      <text:p text:style-name="P50"><text:span text:style-name="T8"/></text:p>
      <text:p text:style-name="P66"><text:soft-page-break/>USE CASE <text:span text:style-name="T13">7</text:span>:<text:span text:style-name="T3"> Discontinue Transport Route</text:span></text:p>
      <text:p text:style-name="P56">Actor<text:span text:style-name="T3">s:</text:span></text:p>
      <text:list xml:id="list184925949500414" text:continue-list="list184924814242041" text:style-name="L4">
        <text:list-item>
          <text:p text:style-name="P35"><text:span text:style-name="T3">Primary</text:span></text:p>
          <text:list>
            <text:list-item>
              <text:p text:style-name="P7"><text:span text:style-name="T5">Clerk/Manager</text:span></text:p>
            </text:list-item>
          </text:list>
        </text:list-item>
      </text:list>
      <text:p text:style-name="P56">Preconditions</text:p>
      <text:list xml:id="list2998311613" text:style-name="L28">
        <text:list-item>
          <text:p text:style-name="P57"><text:span text:style-name="T6">The primary actor must be logged into the system.</text:span></text:p>
        </text:list-item>
      </text:list>
      <text:list xml:id="list41553236" text:style-name="L29">
        <text:list-item>
          <text:p text:style-name="P46">Primary actor knows the details of discontinued route. <text:s text:c="2"/></text:p>
        </text:list-item>
      </text:list>
      <text:p text:style-name="P56">Postconditions</text:p>
      <text:list xml:id="list4136417799" text:style-name="L32">
        <text:list-item>
          <text:p text:style-name="P3"><text:span text:style-name="T13">Removed route is no longer available.</text:span></text:p>
        </text:list-item>
      </text:list>
      <text:p text:style-name="P56">Main Success Scenario</text:p>
      <text:p text:style-name="P58"><text:span text:style-name="T4">1. Clerk/Manager enters information for discontinued route. </text:span></text:p>
      <text:p text:style-name="P58"><text:span text:style-name="T4">2. System Notifies Route has been found and asks for confirmation of removal of route.</text:span></text:p>
      <text:p text:style-name="P58"><text:span text:style-name="T4">3. Primary actor confirms removal or route. </text:span></text:p>
      <text:p text:style-name="P58"><text:span text:style-name="T4">4. System removes route from system.</text:span></text:p>
      <text:p text:style-name="P58"><text:span text:style-name="T4">5. Notify Primary Actor of change.</text:span></text:p>
      <text:p text:style-name="P58"><text:span text:style-name="T4">6. System Notifies Customers of change.</text:span></text:p>
      <text:p text:style-name="P56">Exception Scenarios</text:p>
      <text:p text:style-name="P22">System fails (2a)</text:p>
      <text:p text:style-name="P22"/>
      <text:p text:style-name="P17">1. System cannot be reached</text:p>
      <text:p text:style-name="P19"><text:span text:style-name="T3">2. Client displays message saying system is down</text:span></text:p>
      <text:p text:style-name="P22"><text:span text:style-name="T13">User denies confirmation </text:span>(<text:span text:style-name="T13">3a</text:span>)</text:p>
      <text:p text:style-name="P22"/>
      <text:p text:style-name="P17">1. <text:span text:style-name="T13">Primary actor denies change</text:span></text:p>
      <text:p text:style-name="P23">2. System goes back to route removal GUI.</text:p>
      <text:p text:style-name="P26"/>
      <text:p text:style-name="P53">Assumptions</text:p>
      <text:list xml:id="list3064720646" text:style-name="L31">
        <text:list-item>
          <text:p text:style-name="P59"><text:span text:style-name="T8">Primary actors route details are valid</text:span></text:p>
        </text:list-item>
      </text:list>
      <text:p text:style-name="P66"><text:soft-page-break/>USE CASE <text:span text:style-name="T13">8</text:span>:<text:span text:style-name="T3"> Discontinue Transport Route</text:span></text:p>
      <text:p text:style-name="P56">Actor<text:span text:style-name="T3">s:</text:span></text:p>
      <text:list xml:id="list184924494444816" text:continue-list="list184925949500414" text:style-name="L4">
        <text:list-item>
          <text:p text:style-name="P35"><text:span text:style-name="T3">Primary</text:span></text:p>
          <text:list>
            <text:list-item>
              <text:p text:style-name="P7"><text:span text:style-name="T5">Clerk/Manager</text:span></text:p>
            </text:list-item>
          </text:list>
        </text:list-item>
      </text:list>
      <text:p text:style-name="P56">Preconditions</text:p>
      <text:list xml:id="list172527044" text:style-name="L33">
        <text:list-item>
          <text:p text:style-name="P61"><text:span text:style-name="T6">The primary actor must be logged into the system.</text:span></text:p>
        </text:list-item>
      </text:list>
      <text:list xml:id="list2108473260" text:style-name="L34">
        <text:list-item>
          <text:p text:style-name="P47">Primary actor knows the details of discontinued route. <text:s text:c="2"/></text:p>
        </text:list-item>
      </text:list>
      <text:p text:style-name="P56">Postconditions</text:p>
      <text:list xml:id="list2437511152" text:style-name="L35">
        <text:list-item>
          <text:p text:style-name="P4"><text:span text:style-name="T13">Removed route is no longer available.</text:span></text:p>
        </text:list-item>
      </text:list>
      <text:p text:style-name="P56">Main Success Scenario</text:p>
      <text:p text:style-name="P58"><text:span text:style-name="T4">1. Clerk/Manager enters information for discontinued route. </text:span></text:p>
      <text:p text:style-name="P58"><text:span text:style-name="T4">2. System Notifies Route has been found and asks for confirmation of removal of route.</text:span></text:p>
      <text:p text:style-name="P58"><text:span text:style-name="T4">3. Primary actor confirms removal or route. </text:span></text:p>
      <text:p text:style-name="P58"><text:span text:style-name="T4">4. System removes route from system.</text:span></text:p>
      <text:p text:style-name="P58"><text:span text:style-name="T4">5. Notify Primary Actor of change.</text:span></text:p>
      <text:p text:style-name="P58"><text:span text:style-name="T4">6. System Notifies Customers of change.</text:span></text:p>
      <text:p text:style-name="P56">Exception Scenarios</text:p>
      <text:p text:style-name="P22">System fails (2a)</text:p>
      <text:p text:style-name="P22"/>
      <text:p text:style-name="P17">1. System cannot be reached</text:p>
      <text:p text:style-name="P19"><text:span text:style-name="T3">2. Client displays message saying system is down</text:span></text:p>
      <text:p text:style-name="P22"><text:span text:style-name="T13">User denies confirmation </text:span>(<text:span text:style-name="T13">3a</text:span>)</text:p>
      <text:p text:style-name="P22"/>
      <text:p text:style-name="P17">1. <text:span text:style-name="T13">Primary actor denies change</text:span></text:p>
      <text:p text:style-name="P23">2. System goes back to route removal GUI.</text:p>
      <text:p text:style-name="P26"/>
      <text:p text:style-name="P53">Assumptions</text:p>
      <text:list xml:id="list879853913" text:style-name="L36">
        <text:list-item>
          <text:p text:style-name="P60"><text:span text:style-name="T8">Primary actors route details are valid</text:span></text:p>
        </text:list-item>
      </text:list>
      <text:p text:style-name="P66"><text:soft-page-break/>USE CASE <text:span text:style-name="T13">9</text:span>:<text:span text:style-name="T3"> Monitor Business Figures</text:span></text:p>
      <text:p text:style-name="P56">Actor<text:span text:style-name="T3">s:</text:span></text:p>
      <text:list xml:id="list184924278829314" text:continue-list="list184924494444816" text:style-name="L4">
        <text:list-item>
          <text:p text:style-name="P35"><text:span text:style-name="T3">Primary</text:span></text:p>
          <text:list>
            <text:list-item>
              <text:p text:style-name="P7"><text:span text:style-name="T5">Clerk/Manager</text:span></text:p>
            </text:list-item>
          </text:list>
        </text:list-item>
      </text:list>
      <text:p text:style-name="P56">Preconditions</text:p>
      <text:list xml:id="list37325" text:style-name="L37">
        <text:list-item>
          <text:p text:style-name="P62"><text:span text:style-name="T6">The primary actor must be logged into the system.</text:span><text:span text:style-name="T7"> <text:s/></text:span></text:p>
        </text:list-item>
      </text:list>
      <text:p text:style-name="P56">Postconditions</text:p>
      <text:p text:style-name="P56">Main Success Scenario</text:p>
      <text:p text:style-name="P58"><text:span text:style-name="T4">1. Clerk/Manager requests a specific business figure.</text:span></text:p>
      <text:p text:style-name="P58"><text:span text:style-name="T4">2. System updates GUI to display requested business figures.</text:span></text:p>
      <text:p text:style-name="P56">Exception Scenarios</text:p>
      <text:p text:style-name="P22">System fails (2a)</text:p>
      <text:p text:style-name="P22"/>
      <text:p text:style-name="P17">1. System cannot be reached</text:p>
      <text:p text:style-name="P19"><text:span text:style-name="T3">2. Client displays message saying system is down</text:span></text:p>
      <text:p text:style-name="P22"><text:span text:style-name="T13">Non Logged Business Figure </text:span>(<text:span text:style-name="T13">2b</text:span>)</text:p>
      <text:p text:style-name="P22"/>
      <text:p text:style-name="P23">1. Clerk/Manager requests a specific business figure.</text:p>
      <text:p text:style-name="P23">2. System alerts Clerk/Manager that requested business figures are invalid (e.g. requested business figure period is invalid).</text:p>
      <text:p text:style-name="P26"/>
      <text:p text:style-name="P53">Assumptions</text:p>
      <text:p text:style-name="P58"><text:span text:style-name="T8"/></text:p>
      <text:p text:style-name="P58"><text:span text:style-name="T8"/></text:p>
      <text:p text:style-name="P58"><text:span text:style-name="T8"/></text:p>
      <text:p text:style-name="P58"><text:span text:style-name="T8"/></text:p>
      <text:p text:style-name="P58"><text:span text:style-name="T8"/></text:p>
      <text:p text:style-name="P58"><text:span text:style-name="T8"/></text:p>
      <text:p text:style-name="P66"><text:soft-page-break/>USE CASE <text:span text:style-name="T13">10</text:span>:<text:span text:style-name="T3"> Review Event Logs</text:span></text:p>
      <text:p text:style-name="P56">Actor<text:span text:style-name="T3">s:</text:span></text:p>
      <text:list xml:id="list184925846900812" text:continue-list="list184924278829314" text:style-name="L4">
        <text:list-item>
          <text:p text:style-name="P35"><text:span text:style-name="T3">Primary</text:span></text:p>
          <text:list>
            <text:list-item>
              <text:p text:style-name="P7"><text:span text:style-name="T5">Clerk/Manager</text:span></text:p>
            </text:list-item>
          </text:list>
        </text:list-item>
      </text:list>
      <text:p text:style-name="P56">Preconditions</text:p>
      <text:list xml:id="list4018138579" text:style-name="L41">
        <text:list-item>
          <text:p text:style-name="P63"><text:span text:style-name="T6">The primary actor must be logged into the system.</text:span></text:p>
        </text:list-item>
      </text:list>
      <text:p text:style-name="P56">Postconditions</text:p>
      <text:list xml:id="list2440249695" text:style-name="L43">
        <text:list-item>
          <text:p text:style-name="P15">GUI displays event information</text:p>
        </text:list-item>
      </text:list>
      <text:p text:style-name="P56">Main Success Scenario</text:p>
      <text:p text:style-name="P58"><text:span text:style-name="T4">1. Clerk/Manager requests a specific event via GUI</text:span></text:p>
      <text:p text:style-name="P58"><text:span text:style-name="T4">2. System retrieves the event from log file.</text:span></text:p>
      <text:p text:style-name="P58"><text:span text:style-name="T4">3. System displays event via GUI.</text:span></text:p>
      <text:p text:style-name="P56">Exception Scenarios</text:p>
      <text:p text:style-name="P22">System fails (2a)</text:p>
      <text:p text:style-name="P22"/>
      <text:p text:style-name="P17">1. System cannot be reached</text:p>
      <text:p text:style-name="P19"><text:span text:style-name="T3">2. Client displays message saying system is down</text:span></text:p>
      <text:p text:style-name="P22"><text:span text:style-name="T13">Non Logged Business Figure </text:span>(<text:span text:style-name="T13">2b</text:span>)</text:p>
      <text:p text:style-name="P22"/>
      <text:p text:style-name="P23">1. Clerk/Manager requests a specific event via GUI</text:p>
      <text:p text:style-name="P23">2. System event doesn't exist in log file.</text:p>
      <text:p text:style-name="P23">3. System alerts Clerk/Manager that requested event is invalid.</text:p>
      <text:p text:style-name="P26"/>
      <text:p text:style-name="P53">Assump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Heading" style:family="paragraph" style:parent-style-name="Standard" style:next-style-name="Text_20_body" style:default-outline-level="" style:class="text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caption" style:family="paragraph" style:default-outline-level="">
      <style:paragraph-properties fo:margin-left="0cm" fo:margin-right="0cm" fo:margin-top="0.212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italic" style:text-underline-style="none" fo:font-weight="normal" style:font-name-asian="DejaVu Sans1" style:font-family-asian="'DejaVu Sans'" style:font-family-generic-asian="system" style:font-pitch-asian="variable" style:font-size-asian="12pt" style:font-style-asian="italic" style:font-weight-asian="normal"/>
    </style:style>
    <style:style style:name="Heading_20_1" style:display-name="Heading 1" style:family="paragraph" style:parent-style-name="Heading" style:default-outline-level="" style:class="text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family="Arial" style:font-family-generic="roman" style:font-pitch="variable" fo:font-size="16pt" fo:font-style="normal" style:text-underline-style="none" fo:font-weight="bold" style:font-name-asian="DejaVu Sans1" style:font-family-asian="'DejaVu Sans'" style:font-family-generic-asian="system" style:font-pitch-asian="variable" style:font-size-asian="16pt" style:font-style-asian="normal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family="Arial" style:font-family-generic="roman" style:font-pitch="variable" fo:font-size="14pt" fo:font-style="italic" style:text-underline-style="none" fo:font-weight="bold" style:font-name-asian="DejaVu Sans1" style:font-family-asian="'DejaVu Sans'" style:font-family-generic-asian="system" style:font-pitch-asian="variable" style:font-size-asian="14pt" style:font-style-asian="italic" style:font-weight-asian="bold"/>
    </style:style>
    <style:style style:name="Bullet_20_Symbols" style:display-name="Bullet Symbols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DejaVu Sans" fo:font-family="'DejaVu Sans'" style:font-family-generic="roman" style:font-pitch="variable" fo:font-size="9pt" fo:font-style="normal" style:text-underline-style="none" fo:font-weight="normal" style:font-name-asian="DejaVu Sans1" style:font-family-asian="'DejaVu Sans'" style:font-family-generic-asian="system" style:font-pitch-asian="variable" style:font-size-asian="9pt" style:font-style-asian="normal" style:font-weight-asian="normal"/>
    </style:style>
    <style:style style:name="Numbering_20_Symbols" style:display-name="Numbering Symbols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arshall</meta:initial-creator>
    <meta:generator>LibreOffice/5.3.0.3$Linux_X86_64 LibreOffice_project/7074905676c47b82bbcfbea1aeefc84afe1c50e1</meta:generator>
    <meta:creation-date>2010-03-19T12:18:00</meta:creation-date>
    <dc:date>2017-04-13T18:49:23.943939240</dc:date>
    <meta:print-date>1970-01-01T12:00:00</meta:print-date>
    <meta:editing-duration>PT1M5S</meta:editing-duration>
    <meta:editing-cycles>1</meta:editing-cycles>
    <meta:document-statistic meta:table-count="0" meta:image-count="0" meta:object-count="0" meta:page-count="11" meta:paragraph-count="235" meta:word-count="1173" meta:character-count="7240" meta:non-whitespace-character-count="6327"/>
  </office:meta>
</office:document-meta>
</file>